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 coun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75" calcext:value-type="float">
            <text:p>46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425" calcext:value-type="float">
            <text:p>124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360" calcext:value-type="float">
            <text:p>183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935" calcext:value-type="float">
            <text:p>259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400" calcext:value-type="float">
            <text:p>304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350" calcext:value-type="float">
            <text:p>3535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0810" calcext:value-type="float">
            <text:p>408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6805" calcext:value-type="float">
            <text:p>468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3360" calcext:value-type="float">
            <text:p>5336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500" calcext:value-type="float">
            <text:p>605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8250" calcext:value-type="float">
            <text:p>6825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6635" calcext:value-type="float">
            <text:p>766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5680" calcext:value-type="float">
            <text:p>856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5410" calcext:value-type="float">
            <text:p>9541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5850" calcext:value-type="float">
            <text:p>1058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7025" calcext:value-type="float">
            <text:p>1170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8960" calcext:value-type="float">
            <text:p>12896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1680" calcext:value-type="float">
            <text:p>14168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5210" calcext:value-type="float">
            <text:p>1552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575" calcext:value-type="float">
            <text:p>1695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4800" calcext:value-type="float">
            <text:p>1848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0910" calcext:value-type="float">
            <text:p>2009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17930" calcext:value-type="float">
            <text:p>21793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5885" calcext:value-type="float">
            <text:p>23588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4800" calcext:value-type="float">
            <text:p>254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08:56:25.750439041</meta:creation-date>
    <dc:date>2019-08-09T08:58:38.552996575</dc:date>
    <meta:editing-duration>PT2M14S</meta:editing-duration>
    <meta:editing-cycles>1</meta:editing-cycles>
    <meta:document-statistic meta:table-count="1" meta:cell-count="82" meta:object-count="0"/>
    <meta:generator>LibreOffice/5.1.6.2$Linux_X86_64 LibreOffice_project/10m0$Build-2</meta:generator>
  </office:meta>
</office:document-meta>
</file>